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fe11" officeooo:paragraph-rsid="000cfe11"/>
    </style:style>
    <style:style style:name="P2" style:family="paragraph" style:parent-style-name="Standard">
      <style:text-properties fo:font-weight="bold" officeooo:rsid="000cfe11" officeooo:paragraph-rsid="000cfe11" style:font-weight-asian="bold" style:font-weight-complex="bold"/>
    </style:style>
    <style:style style:name="P3" style:family="paragraph" style:parent-style-name="Standard">
      <style:text-properties fo:font-weight="normal" officeooo:rsid="000cfe11" officeooo:paragraph-rsid="000cfe11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docs.google.com/presentation/d/1U7L6iVle_1ejC5MeimIHtPaWKjALA9KMG35hMe8s3eY/edit?usp=sharing" text:style-name="Internet_20_link" text:visited-style-name="Visited_20_Internet_20_Link">https://docs.google.com/presentation/d/1U7L6iVle_1ejC5MeimIHtPaWKjALA9KMG35hMe8s3eY/edit?usp=sharing</text:a></text:p>
      <text:p text:style-name="P1"/>
      <text:p text:style-name="P1"><text:a xlink:type="simple" xlink:href="https://github.com/robotpilot/ros-seminar" text:style-name="Internet_20_link" text:visited-style-name="Visited_20_Internet_20_Link">https://github.com/robotpilot/ros-seminar</text:a></text:p>
      <text:p text:style-name="P1"/>
      <text:p text:style-name="P1"><text:a xlink:type="simple" xlink:href="https://opentutorials.org/module/2614" text:style-name="Internet_20_link" text:visited-style-name="Visited_20_Internet_20_Link">https://opentutorials.org/module/2614</text:a></text:p>
      <text:p text:style-name="P1"/>
      <text:p text:style-name="P2"><text:a xlink:type="simple" xlink:href="http://emanual.robotis.com/docs/en/platform/openmanipulator/" text:style-name="Internet_20_link" text:visited-style-name="Visited_20_Internet_20_Link">http://emanual.robotis.com/docs/en/platform/openmanipulator/</text:a></text:p>
      <text:p text:style-name="P2"/>
      <text:p text:style-name="P2"><text:a xlink:type="simple" xlink:href="https://github.com/ROBOTIS-GIT/open_manipulator_with_tb3/blob/4b4ade66baea965394a570d159208d06be10621c/open_manipulator_with_tb3_tools/src/pick.cpp#L194" text:style-name="Internet_20_link" text:visited-style-name="Visited_20_Internet_20_Link">https://github.com/ROBOTIS-GIT/open_manipulator_with_tb3/blob/4b4ade66baea965394a570d159208d06be10621c/open_manipulator_with_tb3_tools/src/pick.cpp#L194</text:a></text:p>
      <text:p text:style-name="P2"/>
      <text:p text:style-name="P3"><text:a xlink:type="simple" xlink:href="https://docs.google.com/presentation/d/1L72Bht91qMF3d16Yo86rlW2S71anw-G5RSWFb88VoK0/edit?usp=sharing" text:style-name="Internet_20_link" text:visited-style-name="Visited_20_Internet_20_Link">https://docs.google.com/presentation/d/1L72Bht91qMF3d16Yo86rlW2S71anw-G5RSWFb88VoK0/edit?usp=sharing</text:a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6T16:13:19.085069669</meta:creation-date>
    <dc:date>2018-12-26T16:30:09.765671240</dc:date>
    <meta:editing-duration>PT6M40S</meta:editing-duration>
    <meta:editing-cycles>1</meta:editing-cycles>
    <meta:document-statistic meta:table-count="0" meta:image-count="0" meta:object-count="0" meta:page-count="1" meta:paragraph-count="6" meta:word-count="6" meta:character-count="490" meta:non-whitespace-character-count="490"/>
    <meta:generator>LibreOffice/5.1.6.2$Linux_x86 LibreOffice_project/10m0$Build-2</meta:generator>
  </office:meta>
</office:document-meta>
</file>